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SourceFactory.getSource( String location , Map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ntextSourceFactory.release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ext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SourceFactory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